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.8">
            <text:p>38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.8">
            <text:p>39.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.8">
            <text:p>39.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.8">
            <text:p>39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.3">
            <text:p>41.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2">05/12/2022</text:date>, <text:time>14:4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6:20.84</meta:creation-date>
    <dc:date>2022-05-12T14:49:13.31</dc:date>
    <dc:creator>Patrick Carlberg</dc:creator>
    <meta:editing-duration>PT6M56S</meta:editing-duration>
    <meta:editing-cycles>13</meta:editing-cycles>
    <meta:generator>OpenOffice/4.1.10$Win32 OpenOffice.org_project/4110m2$Build-9807</meta:generator>
    <meta:document-statistic meta:table-count="3" meta:cell-count="46" meta:object-count="0"/>
  </office:meta>
</office:document-meta>
</file>